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issaient 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zou!!!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Ils doivent être parvenus ici, ils doivent être parvenus là; en tant de jours, ils seront ici, puis là, puis là…" Des téléphones comme maintenant, ça n'existait pas! S'ils ne revenaient pas, quelques jours après la date escomptée pour le retour, la famille commençait à s'inquiéter: "Hélas! Seraient-ils tombés dans une attaque de brigands? Hélas! Mon fils ne revient pas!" Sa mère était très inquiète! Elle courait de droite et de gauche, et s'enquérait: "Il paraît que quelques personnes du village de gæ˧ɻæ˩ [village proche de Yongning] faisaient partie de la même caravane; sont-elles revenues?"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Ils seront ici d'ici ce soir! Ne vous faites pas de souci, allez!" </text:p>
      <text:p text:style-name="P1"><text:soft-page-break/>Mon oncle qui s'appelait kɤ˧zo˧, il était chef de caravane, c'est lui qui était chargé des achats, et qui portait l'argent! L'oncle qui s'appelait pæ˩pʰæ˧˥, il était rudement habile, lui aussi! Il prenait soin des chevaux. Ils allaient à Lhasa, et puis à Xichang, Yanyuan… Nous autres, autrefois, quand on ne savait pas où quelqu'un était parti au juste [dans le Sichuan ou le Yunnan: Chengdu, Xichang, Kunming…], on disait: "Il est parti dans les contrées chinoises! Ce coup-ci, ils sont partis prendre une cargaison de riz!"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qʰæ˧tɕʰi˧; une à nous, les gens de ə˧lɑ˧-ʁwɤ˧; une des gens du village de gæ˧ɻæ˩! une des gens de la montagne de lɑ˧ŋwɤ˧! une des gens du village de ʈʂo˧ʂɯ˧! On se connaissait, on était amis, on se comprenait bien, alors on partait ensemble, en une même troupe. Les chevaux se suivaient, en une longue file, leurs clochettes faisaient "gling, gling, gling!" Les clochettes qu’ils avaient au poitrail faisaient "ding, ding, ding!" et les cloches faisaient des "Brroum, brroum, brroum!" (Note: les mules portaient des cloches qui rendaient un son plus grave.) Nous autres, les gens de la maisonnée, à l'approche de notre caravane, avant même qu'elle soient parvenue dans la vallée, on la reconnaissait à son bruit particulier! On disait: "Ooh! Les voilà, ils arrivent! Ooh! On entend les cloches du cheval de tête!" </text:p>
      <text:p text:style-name="P1">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désignés eux aussi comme 'chefs': /kʰv̩˧mæ˧-ʁo˧mi˧/, ton M--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lo˧gv̩˩ (Ninglang)! Ils avaient engagé cinq hommes, et ils étaient partis avec dix chevaux. Eh bien, les brigands, ils ont volé le tout! On n’a rien pu faire! (Datation approximative des événements: vers 1960: la locutrice avait déjà une dizaine d'années; elle s'en souvient car son oncle lui avait promis de petites babioles en argent, et la nièce triste et déçue se souvient de son retour sans fanfare.) Ca <text:soft-page-break/>nous a flanqué une belle frousse! Voici ce que disait ma grand-mère: "Perdre de l'argent, ça n'est pas grave, mais si je perds mes fils…!"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 (Note: l'oncle qui s'est ainsi fait dépouiller était le second de la fratrie.)</text:p>
      <text:p text:style-name="P1">Alors l’aîné des oncles a dit: "N'ayez crainte, n'ayez crainte! Moi, je vais racheter autant de choses qu’il en a été perdues!" (Note: parmi les marchandises de la caravane, il y en avait qui appartenaient à la famille: la cargaison de cinq des chevaux.) Et ensuite, vrai de vrai, il a racheté une cargaison, et il est parti la vendre, pour tourner la page de ce triste épisode. </text:p>
      <text:p text:style-name="P1">Je réfléchis… ə˧ti˥dzi˩, c'était où, va savoir! Moi, je ne sais pas! ə˧ti˥dzi˩… Quand on allait à ə˧ti˥dzi˩, est-ce qu'on ne revenait pas par le Yangtze? Est-ce que ce serait l'endroit qu'on appelle "Baoshan"? Baoshan et… aujourd'hui, on parle de "Baoshan" [宝山] et "Fengke" [奉科], en chinois! Cet endroit-là, celui qu'on appelait ə˧ti˥dzi˩, autrefois, on y faisait un commerce fabuleux! On parlait des "vêtements de ə˧ti˥dzi˩"! Des tissus de coton, dont on ramenait de grandes quantités. Les femmes de Yongning, elles en achetaient! Il y avait aussi les ceintures de ə˧ti˥dzi˩; u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1">Autrefois, ils allaient partout, les caravaniers! Notamment à Muli. La famille du seigneur de Muli, on les appelait "les kv̩˧tsʰɑ˥$ de Muli"! Autrefois, on connaissait le seigneur du monastère de Yongning; il connaissait les qualités des hommes de notre famille, et il a décidé de mettre mon oncle au service du seigneur de Muli, au service de la famille kv̩˧tsʰɑ˥$! (Résumé de cette histoire: Un des oncles de F4 a été donné au seigneur de Muli par le seigneur de Yongning, pour être à son service; mais après sept ans, il est revenu à Yongning. À son retour il parlait couramment la langue prinmi/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Ah non, ça ne marche pas comme ça! Je ne veux pas être le sujet du seigneur du monastère de Yongning, pas plus que du seigneur de Muli! Je vais former ma propre caravane!" Ce que disant, il est parti conduire ses propres caravanes! Dans notre village, des gens qui conduisaient les caravanes, il n'y avait que mon oncle, c’était le seul. Toutes les familles du village, celles qui avaient un cheval, elles venaient lui demander: "Oncle, s'il vous plaît! Oncle kɤ˧zo˧, veuillez conduire notre cheval, chargé de ses marchandises! On vous en prie! On partagera les bénéfices avec vous! Vous achèterez du sel et nous le ramènerez, vous achèterez du thé et le ramènerez!" Et ils lui confiaient leur cheval chargé de marchandises. Les gens comme lui, eh bien, aujourd'hui, on les désignerait comme des "patrons"!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6T20:12:17.034828793</dc:date>
    <meta:editing-duration>PT2H5M53S</meta:editing-duration>
    <meta:editing-cycles>4</meta:editing-cycles>
    <meta:generator>LibreOffice/24.2.7.2$Linux_X86_64 LibreOffice_project/420$Build-2</meta:generator>
    <meta:document-statistic meta:table-count="0" meta:image-count="0" meta:object-count="0" meta:page-count="7" meta:paragraph-count="25" meta:word-count="4022" meta:character-count="23711" meta:non-whitespace-character-count="19716"/>
  </office:meta>
</office:document-meta>
</file>